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Heading_20_2">
      <style:paragraph-properties fo:margin-left="0cm" fo:margin-right="0cm" fo:text-indent="0cm" style:auto-text-indent="false"/>
    </style:style>
    <style:style style:name="P5" style:family="paragraph" style:parent-style-name="Heading_20_3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4">
      <style:paragraph-properties fo:margin-left="0cm" fo:margin-right="0cm" fo:text-indent="0cm" style:auto-text-indent="false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6">
      <style:paragraph-properties fo:margin-left="0cm" fo:margin-right="0cm" fo:text-indent="0cm" style:auto-text-indent="false"/>
    </style:style>
    <style:style style:name="P2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7">
      <style:paragraph-properties fo:margin-left="0cm" fo:margin-right="0cm" fo:text-indent="0cm" style:auto-text-indent="false"/>
    </style:style>
    <style:style style:name="P22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 style:list-style-name="L10">
      <style:paragraph-properties fo:margin-left="0cm" fo:margin-right="0cm" fo:text-indent="0cm" style:auto-text-indent="false"/>
    </style:style>
    <style:style style:name="P24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11">
      <style:paragraph-properties fo:margin-left="0cm" fo:margin-right="0cm" fo:text-indent="0cm" style:auto-text-indent="false"/>
    </style:style>
    <style:style style:name="P26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</style:style>
    <style:style style:name="P27" style:family="paragraph" style:parent-style-name="Text_20_body" style:list-style-name="L12">
      <style:paragraph-properties fo:margin-left="0cm" fo:margin-right="0cm" fo:text-indent="0cm" style:auto-text-indent="false"/>
    </style:style>
    <style:style style:name="P28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</style:style>
    <style:style style:name="P29" style:family="paragraph" style:parent-style-name="Text_20_body" style:list-style-name="L13">
      <style:paragraph-properties fo:margin-left="0cm" fo:margin-right="0cm" fo:text-indent="0cm" style:auto-text-indent="false"/>
    </style:style>
    <style:style style:name="T1" style:family="text">
      <style:text-properties officeooo:rsid="000dbf7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section text:style-name="Sect1" text:name="response-content-container">
        <text:h text:style-name="Heading_20_2" text:outline-level="2"><text:span text:style-name="Strong_20_Emphasis">📁 4.2 - Entender el Hardware del Computador</text:span></text:h>
        <text:h text:style-name="P5" text:outline-level="3">Introducción</text:h>
        <text:p text:style-name="P13">Para aprovechar al máximo un sistema Linux, es fundamental comprender los componentes básicos del hardware de una computadora y cómo interactúan entre sí. Esto permite diagnosticar problemas, optimizar el rendimiento e instalar sistemas operativos correctamente.</text:p>
        <text:h text:style-name="P5" text:outline-level="3">Conceptos Clave</text:h>
        <text:list text:style-name="L12">
          <text:list-item>
            <text:p text:style-name="P26"><text:span text:style-name="Strong_20_Emphasis">CPU (Unidad Central de Proceso) </text:span>: Ejecuta instrucciones del sistema y programas.</text:p>
          </text:list-item>
          <text:list-item>
            <text:p text:style-name="P26"><text:span text:style-name="Strong_20_Emphasis">Memoria RAM </text:span>: Almacenamiento temporal para procesos activos.</text:p>
          </text:list-item>
          <text:list-item>
            <text:p text:style-name="P26"><text:span text:style-name="Strong_20_Emphasis">Disco Duro (HDD) / SSD </text:span>: Almacenamiento permanente de datos.</text:p>
          </text:list-item>
          <text:list-item>
            <text:p text:style-name="P26"><text:span text:style-name="Strong_20_Emphasis">Placa base </text:span>: Conecta todos los componentes físicos.</text:p>
          </text:list-item>
          <text:list-item>
            <text:p text:style-name="P26"><text:span text:style-name="Strong_20_Emphasis">Tarjeta gráfica (GPU) </text:span>: Procesa imágenes y gráficos.</text:p>
          </text:list-item>
          <text:list-item>
            <text:p text:style-name="P26"><text:span text:style-name="Strong_20_Emphasis">Puertos I/O </text:span>: USB, HDMI, Ethernet, etc.</text:p>
          </text:list-item>
          <text:list-item>
            <text:p text:style-name="P27"><text:span text:style-name="Strong_20_Emphasis">BIOS/UEFI </text:span>: Interfaz de bajo nivel para configurar hardware antes del arranque del SO.</text:p>
          </text:list-item>
        </text:list>
        <text:h text:style-name="P5" text:outline-level="3">Herramientas en Linux para inspeccionar hardware</text:h>
        <text:p text:style-name="P14"/>
        <text:section text:style-name="Sect1" text:name="code-textarea-8266c107-7b5a-49e2-b482-5666415cb53f-22">
          <text:p text:style-name="P14">lscpu # Información sobre la CPU</text:p>
          <text:p text:style-name="P14">free -h # Uso de memoria RAM</text:p>
          <text:p text:style-name="P14">df -h # Espacio en disco</text:p>
          <text:p text:style-name="P14">lsblk # Dispositivos de bloque conectados</text:p>
          <text:p text:style-name="P14">lspci # Dispositivos PCI (incluye tarjetas gráficas)</text:p>
          <text:p text:style-name="P14">dmesg | less # Mensajes del kernel durante el arranque</text:p>
        </text:section>
        <text:section text:style-name="Sect1" text:name="plt-canvas-8266c107-7b5a-49e2-b482-5666415cb53f-22">
          <text:p text:style-name="P14"/>
        </text:section>
        <text:h text:style-name="P5" text:outline-level="3">Recursos Adicionales</text:h>
        <text:list text:style-name="L13">
          <text:list-item>
            <text:p text:style-name="P28"><text:a xlink:type="simple" xlink:href="https://es.wikipedia.org/wiki/Componentes_de_una_computadora" office:target-frame-name="_blank" xlink:show="new" text:style-name="Internet_20_link" text:visited-style-name="Visited_20_Internet_20_Link">Wikipedia - Componentes de una computadora</text:a></text:p>
          </text:list-item>
          <text:list-item>
            <text:p text:style-name="P28"><text:a xlink:type="simple" xlink:href="https://es.wikipedia.org/wiki/Unidad_central_de_proceso" office:target-frame-name="_blank" xlink:show="new" text:style-name="Internet_20_link" text:visited-style-name="Visited_20_Internet_20_Link">Wikipedia - Unidad_central_de_proceso</text:a></text:p>
          </text:list-item>
          <text:list-item>
            <text:p text:style-name="P28"><text:a xlink:type="simple" xlink:href="https://es.wikipedia.org/wiki/Memoria_accesible_random" office:target-frame-name="_blank" xlink:show="new" text:style-name="Internet_20_link" text:visited-style-name="Visited_20_Internet_20_Link">Wikipedia - Memoria_accesible_random</text:a></text:p>
          </text:list-item>
          <text:list-item>
            <text:p text:style-name="P28"><text:a xlink:type="simple" xlink:href="https://wiki.archlinux.org/title/Hardware_detection?spm=a2ty_o01.29997173.0.0.2665c921qF8QZ5" office:target-frame-name="_blank" xlink:show="new" text:style-name="Internet_20_link" text:visited-style-name="Visited_20_Internet_20_Link">ArchWiki - Hardware detection</text:a></text:p>
          </text:list-item>
          <text:list-item>
            <text:p text:style-name="P29"><text:a xlink:type="simple" xlink:href="https://itsfoss.com/check-hardware-info-linux/" office:target-frame-name="_blank" xlink:show="new" text:style-name="Internet_20_link" text:visited-style-name="Visited_20_Internet_20_Link">Linux Tools for Checking Hardware</text:a></text:p>
          </text:list-item>
        </text:list>
        <text:p text:style-name="Text_20_body"><text:span text:style-name="Strong_20_Emphasis"/></text:p>
      </text:section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0dbf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4/1523 ADMINISTRACIÓN DE SISTEMAS OPERATIVOS LINUX – <text:span text:style-name="MT1">Linux Essentials</text:span></text:p>
      </style:header>
      <style:footer>
        <text:p text:style-name="MP2"><text:bookmark-start text:name="PageNumWizard_FOOTER_Estilo de página predeterminado1"/><text:page-number text:select-page="current">1</text:page-number><text:s/>/ <text:page-count>1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1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9:44:50.575623264</meta:creation-date>
    <dc:date>2025-05-02T09:36:56.583970736</dc:date>
    <meta:editing-duration>PT1H53M33S</meta:editing-duration>
    <meta:editing-cycles>14</meta:editing-cycles>
    <meta:generator>LibreOffice/24.2.2.2$Linux_X86_64 LibreOffice_project/d56cc158d8a96260b836f100ef4b4ef25d6f1a01</meta:generator>
    <meta:document-statistic meta:table-count="0" meta:image-count="0" meta:object-count="0" meta:page-count="1" meta:paragraph-count="27" meta:word-count="210" meta:character-count="1328" meta:non-whitespace-character-count="1156"/>
  </office:meta>
</office:document-meta>
</file>